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7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7"/>
        <table:table-column table:style-name="co3" table:default-cell-style-name="ce18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1"/>
          <table:table-cell office:value-type="float" office:value="4114" table:formula="of:=SUM([.G2:.G52])" table:style-name="ce1">
            <text:p>4114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800" table:style-name="ce10">
            <text:p>800</text:p>
          </table:table-cell>
          <table:table-cell table:style-name="ce1"/>
          <table:table-cell office:value-type="float" office:value="800" table:formula="of:=[.E2]" table:style-name="ce1">
            <text:p>8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4]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700" table:style-name="ce10">
            <text:p>700</text:p>
          </table:table-cell>
          <table:table-cell table:style-name="ce1"/>
          <table:table-cell office:value-type="float" office:value="700" table:formula="of:=[.E5]" table:style-name="ce1">
            <text:p>7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table:style-name="ce10"/>
          <table:table-cell table:style-name="ce1"/>
          <table:table-cell office:value-type="float" office:value="0" table:formula="of:=[.E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table:style-name="ce10"/>
          <table:table-cell table:style-name="ce1"/>
          <table:table-cell office:value-type="float" office:value="0" table:formula="of:=[.E9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10]" table:style-name="ce1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30" table:style-name="ce10">
            <text:p>30</text:p>
          </table:table-cell>
          <table:table-cell office:value-type="string" table:style-name="ce1">
            <text:p>шт</text:p>
          </table:table-cell>
          <table:table-cell office:value-type="float" office:value="12" table:formula="of:=[.E11]*0.4" table:style-name="ce1">
            <text:p>12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table:style-name="ce10"/>
          <table:table-cell table:style-name="ce1"/>
          <table:table-cell office:value-type="float" office:value="0" table:formula="of:=[.E12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140" table:style-name="ce10">
            <text:p>140</text:p>
          </table:table-cell>
          <table:table-cell table:style-name="ce1"/>
          <table:table-cell office:value-type="float" office:value="140" table:formula="of:=[.E14]" table:style-name="ce1">
            <text:p>14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21]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office:value-type="float" office:value="200" table:formula="of:=[.E22]" table:style-name="ce1">
            <text:p>2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table:style-name="ce10"/>
          <table:table-cell table:style-name="ce1"/>
          <table:table-cell office:value-type="float" office:value="0" table:formula="of:=[.E23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style-name="ce10"/>
          <table:table-cell table:style-name="ce1"/>
          <table:table-cell office:value-type="float" office:value="0" table:formula="of:=[.E24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25]" table:style-name="ce1">
            <text:p>6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26]" table:style-name="ce1">
            <text:p>6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27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4" table:style-name="ce10">
            <text:p>4</text:p>
          </table:table-cell>
          <table:table-cell table:style-name="ce1"/>
          <table:table-cell office:value-type="float" office:value="4" table:formula="of:=[.E29]" table:style-name="ce1">
            <text:p>4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32]" table:style-name="ce1">
            <text:p>6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8" table:style-name="ce10">
            <text:p>8</text:p>
          </table:table-cell>
          <table:table-cell table:style-name="ce1"/>
          <table:table-cell office:value-type="float" office:value="8" table:formula="of:=[.E33]" table:style-name="ce1">
            <text:p>8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style-name="ce10"/>
          <table:table-cell table:style-name="ce1"/>
          <table:table-cell office:value-type="float" office:value="0" table:formula="of:=[.E34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style-name="ce1"/>
          <table:table-cell office:value-type="float" office:value="0" table:formula="of:=[.E35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36]" table:style-name="ce1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37]" table:style-name="ce1">
            <text:p>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38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90" table:style-name="ce10">
            <text:p>90</text:p>
          </table:table-cell>
          <table:table-cell table:style-name="ce1"/>
          <table:table-cell office:value-type="float" office:value="90" table:formula="of:=[.E40]" table:style-name="ce1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style-name="ce10"/>
          <table:table-cell table:style-name="ce1"/>
          <table:table-cell office:value-type="float" office:value="0" table:formula="of:=[.E41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350" table:style-name="ce10">
            <text:p>350</text:p>
          </table:table-cell>
          <table:table-cell table:style-name="ce1"/>
          <table:table-cell office:value-type="float" office:value="350" table:formula="of:=[.E43]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900" table:style-name="ce10">
            <text:p>900</text:p>
          </table:table-cell>
          <table:table-cell table:style-name="ce1"/>
          <table:table-cell office:value-type="float" office:value="900" table:formula="of:=[.E44]" table:style-name="ce1">
            <text:p>9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45]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48]" table:style-name="ce1">
            <text:p>1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49]" table:style-name="ce1">
            <text:p>40</text:p>
          </table:table-cell>
          <table:table-cell table:number-columns-repeated="16377"/>
        </table:table-row>
        <table:table-row table:style-name="ro3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50]" table:style-name="ce1">
            <text:p>1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52]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6"/>
          <table:table-cell table:number-columns-repeated="16379" table:style-name="ce1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style-name="ce16"/>
          <table:table-cell table:number-columns-repeated="16379" table:style-name="ce1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4132" table:formula="of:=SUM([.E2:.E54])" table:style-name="ce16">
            <text:p>4132</text:p>
          </table:table-cell>
          <table:table-cell table:number-columns-repeated="16379" table:style-name="ce1"/>
        </table:table-row>
        <table:table-row table:number-rows-repeated="8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5" table:name="__Anonymous_Sheet_DB__1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₽</number:text>
    </number:number-style>
    <number:number-style style:name="N37" number:language="ru" number:country="RU">
      <number:number number:decimal-places="2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6-04T08:09:59Z</dc:date>
    <meta:print-date>2024-03-12T10:36:39Z</meta:print-date>
    <meta:editing-cycles>92</meta:editing-cycles>
    <meta:editing-duration>PT112284S</meta:editing-duration>
  </office:meta>
</office:document-meta>
</file>